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62.19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95593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office:value-type="float" office:value="335388000" calcext:value-type="float">
            <text:p>335388000</text:p>
          </table:table-cell>
          <table:table-cell office:value-type="float" office:value="2.3913" calcext:value-type="float">
            <text:p>2.3913</text:p>
          </table:table-cell>
          <table:table-cell office:value-type="float" office:value="8.54348" calcext:value-type="float">
            <text:p>8.54348</text:p>
          </table:table-cell>
          <table:table-cell office:value-type="float" office:value="19" calcext:value-type="float">
            <text:p>19</text:p>
          </table:table-cell>
          <table:table-cell office:value-type="float" office:value="7297" calcext:value-type="float">
            <text:p>729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1" calcext:value-type="float">
            <text:p>1901</text:p>
          </table:table-cell>
          <table:table-cell office:value-type="float" office:value="46" calcext:value-type="float">
            <text:p>46</text:p>
          </table:table-cell>
          <table:table-cell office:value-type="float" office:value="357236000" calcext:value-type="float">
            <text:p>357236000</text:p>
          </table:table-cell>
          <table:table-cell office:value-type="float" office:value="2.67391" calcext:value-type="float">
            <text:p>2.67391</text:p>
          </table:table-cell>
          <table:table-cell office:value-type="float" office:value="16.0435" calcext:value-type="float">
            <text:p>16.0435</text:p>
          </table:table-cell>
          <table:table-cell office:value-type="float" office:value="20" calcext:value-type="float">
            <text:p>20</text:p>
          </table:table-cell>
          <table:table-cell office:value-type="float" office:value="7354" calcext:value-type="float">
            <text:p>7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4" calcext:value-type="float">
            <text:p>1884</text:p>
          </table:table-cell>
          <table:table-cell office:value-type="float" office:value="46" calcext:value-type="float">
            <text:p>46</text:p>
          </table:table-cell>
          <table:table-cell office:value-type="float" office:value="324575000" calcext:value-type="float">
            <text:p>324575000</text:p>
          </table:table-cell>
          <table:table-cell office:value-type="float" office:value="2.34783" calcext:value-type="float">
            <text:p>2.34783</text:p>
          </table:table-cell>
          <table:table-cell office:value-type="float" office:value="8.78261" calcext:value-type="float">
            <text:p>8.78261</text:p>
          </table:table-cell>
          <table:table-cell office:value-type="float" office:value="19" calcext:value-type="float">
            <text:p>19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9" calcext:value-type="float">
            <text:p>1899</text:p>
          </table:table-cell>
          <table:table-cell office:value-type="float" office:value="46" calcext:value-type="float">
            <text:p>46</text:p>
          </table:table-cell>
          <table:table-cell office:value-type="float" office:value="262631000" calcext:value-type="float">
            <text:p>262631000</text:p>
          </table:table-cell>
          <table:table-cell office:value-type="float" office:value="2.54348" calcext:value-type="float">
            <text:p>2.54348</text:p>
          </table:table-cell>
          <table:table-cell office:value-type="float" office:value="6.63043" calcext:value-type="float">
            <text:p>6.63043</text:p>
          </table:table-cell>
          <table:table-cell office:value-type="float" office:value="21" calcext:value-type="float">
            <text:p>21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3" calcext:value-type="float">
            <text:p>1883</text:p>
          </table:table-cell>
          <table:table-cell office:value-type="float" office:value="46" calcext:value-type="float">
            <text:p>46</text:p>
          </table:table-cell>
          <table:table-cell office:value-type="float" office:value="235749000" calcext:value-type="float">
            <text:p>235749000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3.34783" calcext:value-type="float">
            <text:p>3.34783</text:p>
          </table:table-cell>
          <table:table-cell office:value-type="float" office:value="19" calcext:value-type="float">
            <text:p>19</text:p>
          </table:table-cell>
          <table:table-cell office:value-type="float" office:value="7466" calcext:value-type="float">
            <text:p>7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0" calcext:value-type="float">
            <text:p>1860</text:p>
          </table:table-cell>
          <table:table-cell office:value-type="float" office:value="46" calcext:value-type="float">
            <text:p>46</text:p>
          </table:table-cell>
          <table:table-cell office:value-type="float" office:value="326284000" calcext:value-type="float">
            <text:p>326284000</text:p>
          </table:table-cell>
          <table:table-cell office:value-type="float" office:value="2.71739" calcext:value-type="float">
            <text:p>2.71739</text:p>
          </table:table-cell>
          <table:table-cell office:value-type="float" office:value="10.7609" calcext:value-type="float">
            <text:p>10.7609</text:p>
          </table:table-cell>
          <table:table-cell office:value-type="float" office:value="20" calcext:value-type="float">
            <text:p>20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office:value-type="float" office:value="387431000" calcext:value-type="float">
            <text:p>387431000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9.41304" calcext:value-type="float">
            <text:p>9.41304</text:p>
          </table:table-cell>
          <table:table-cell office:value-type="float" office:value="19" calcext:value-type="float">
            <text:p>19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48814000" calcext:value-type="float">
            <text:p>448814000</text:p>
          </table:table-cell>
          <table:table-cell office:value-type="float" office:value="3.1087" calcext:value-type="float">
            <text:p>3.1087</text:p>
          </table:table-cell>
          <table:table-cell office:value-type="float" office:value="12.3696" calcext:value-type="float">
            <text:p>12.3696</text:p>
          </table:table-cell>
          <table:table-cell office:value-type="float" office:value="19" calcext:value-type="float">
            <text:p>19</text:p>
          </table:table-cell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6" calcext:value-type="float">
            <text:p>1856</text:p>
          </table:table-cell>
          <table:table-cell office:value-type="float" office:value="46" calcext:value-type="float">
            <text:p>46</text:p>
          </table:table-cell>
          <table:table-cell office:value-type="float" office:value="434466000" calcext:value-type="float">
            <text:p>434466000</text:p>
          </table:table-cell>
          <table:table-cell office:value-type="float" office:value="3" calcext:value-type="float">
            <text:p>3</text:p>
          </table:table-cell>
          <table:table-cell office:value-type="float" office:value="6.71739" calcext:value-type="float">
            <text:p>6.71739</text:p>
          </table:table-cell>
          <table:table-cell office:value-type="float" office:value="18" calcext:value-type="float">
            <text:p>18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5" calcext:value-type="float">
            <text:p>1875</text:p>
          </table:table-cell>
          <table:table-cell office:value-type="float" office:value="46" calcext:value-type="float">
            <text:p>46</text:p>
          </table:table-cell>
          <table:table-cell office:value-type="float" office:value="518936000" calcext:value-type="float">
            <text:p>518936000</text:p>
          </table:table-cell>
          <table:table-cell office:value-type="float" office:value="3.45652" calcext:value-type="float">
            <text:p>3.45652</text:p>
          </table:table-cell>
          <table:table-cell office:value-type="float" office:value="24.0217" calcext:value-type="float">
            <text:p>24.0217</text:p>
          </table:table-cell>
          <table:table-cell office:value-type="float" office:value="20" calcext:value-type="float">
            <text:p>20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office:value-type="float" office:value="365636000" calcext:value-type="float">
            <text:p>365636000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7.65217" calcext:value-type="float">
            <text:p>7.65217</text:p>
          </table:table-cell>
          <table:table-cell office:value-type="float" office:value="20" calcext:value-type="float">
            <text:p>20</text:p>
          </table:table-cell>
          <table:table-cell office:value-type="float" office:value="8097" calcext:value-type="float">
            <text:p>8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4" calcext:value-type="float">
            <text:p>1904</text:p>
          </table:table-cell>
          <table:table-cell office:value-type="float" office:value="46" calcext:value-type="float">
            <text:p>46</text:p>
          </table:table-cell>
          <table:table-cell office:value-type="float" office:value="370488000" calcext:value-type="float">
            <text:p>370488000</text:p>
          </table:table-cell>
          <table:table-cell office:value-type="float" office:value="2.71739" calcext:value-type="float">
            <text:p>2.71739</text:p>
          </table:table-cell>
          <table:table-cell office:value-type="float" office:value="13.7826" calcext:value-type="float">
            <text:p>13.7826</text:p>
          </table:table-cell>
          <table:table-cell office:value-type="float" office:value="19" calcext:value-type="float">
            <text:p>19</text:p>
          </table:table-cell>
          <table:table-cell office:value-type="float" office:value="7405" calcext:value-type="float">
            <text:p>74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3" calcext:value-type="float">
            <text:p>1873</text:p>
          </table:table-cell>
          <table:table-cell office:value-type="float" office:value="42" calcext:value-type="float">
            <text:p>42</text:p>
          </table:table-cell>
          <table:table-cell office:value-type="float" office:value="286872000" calcext:value-type="float">
            <text:p>286872000</text:p>
          </table:table-cell>
          <table:table-cell office:value-type="float" office:value="2.2619" calcext:value-type="float">
            <text:p>2.2619</text:p>
          </table:table-cell>
          <table:table-cell office:value-type="float" office:value="5.2619" calcext:value-type="float">
            <text:p>5.2619</text:p>
          </table:table-cell>
          <table:table-cell office:value-type="float" office:value="19" calcext:value-type="float">
            <text:p>19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75" calcext:value-type="float">
            <text:p>1675</text:p>
          </table:table-cell>
          <table:table-cell office:value-type="float" office:value="37" calcext:value-type="float">
            <text:p>37</text:p>
          </table:table-cell>
          <table:table-cell office:value-type="float" office:value="568315000" calcext:value-type="float">
            <text:p>568315000</text:p>
          </table:table-cell>
          <table:table-cell office:value-type="float" office:value="3.32432" calcext:value-type="float">
            <text:p>3.32432</text:p>
          </table:table-cell>
          <table:table-cell office:value-type="float" office:value="24.7568" calcext:value-type="float">
            <text:p>24.7568</text:p>
          </table:table-cell>
          <table:table-cell office:value-type="float" office:value="18" calcext:value-type="float">
            <text:p>18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38314000" calcext:value-type="float">
            <text:p>438314000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6.3913" calcext:value-type="float">
            <text:p>16.3913</text:p>
          </table:table-cell>
          <table:table-cell office:value-type="float" office:value="19" calcext:value-type="float">
            <text:p>19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office:value-type="float" office:value="403005000" calcext:value-type="float">
            <text:p>403005000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20" calcext:value-type="float">
            <text:p>20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1" calcext:value-type="float">
            <text:p>1901</text:p>
          </table:table-cell>
          <table:table-cell office:value-type="float" office:value="46" calcext:value-type="float">
            <text:p>46</text:p>
          </table:table-cell>
          <table:table-cell office:value-type="float" office:value="330810000" calcext:value-type="float">
            <text:p>330810000</text:p>
          </table:table-cell>
          <table:table-cell office:value-type="float" office:value="2.6087" calcext:value-type="float">
            <text:p>2.6087</text:p>
          </table:table-cell>
          <table:table-cell office:value-type="float" office:value="11.7826" calcext:value-type="float">
            <text:p>11.7826</text:p>
          </table:table-cell>
          <table:table-cell office:value-type="float" office:value="22" calcext:value-type="float">
            <text:p>22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8" calcext:value-type="float">
            <text:p>1868</text:p>
          </table:table-cell>
          <table:table-cell office:value-type="float" office:value="46" calcext:value-type="float">
            <text:p>46</text:p>
          </table:table-cell>
          <table:table-cell office:value-type="float" office:value="507079000" calcext:value-type="float">
            <text:p>507079000</text:p>
          </table:table-cell>
          <table:table-cell office:value-type="float" office:value="3.21739" calcext:value-type="float">
            <text:p>3.21739</text:p>
          </table:table-cell>
          <table:table-cell office:value-type="float" office:value="10.3478" calcext:value-type="float">
            <text:p>10.3478</text:p>
          </table:table-cell>
          <table:table-cell office:value-type="float" office:value="19" calcext:value-type="float">
            <text:p>19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office:value-type="float" office:value="462992000" calcext:value-type="float">
            <text:p>462992000</text:p>
          </table:table-cell>
          <table:table-cell office:value-type="float" office:value="2.8913" calcext:value-type="float">
            <text:p>2.8913</text:p>
          </table:table-cell>
          <table:table-cell office:value-type="float" office:value="20.5652" calcext:value-type="float">
            <text:p>20.5652</text:p>
          </table:table-cell>
          <table:table-cell office:value-type="float" office:value="19" calcext:value-type="float">
            <text:p>19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36" calcext:value-type="float">
            <text:p>1736</text:p>
          </table:table-cell>
          <table:table-cell office:value-type="float" office:value="37" calcext:value-type="float">
            <text:p>37</text:p>
          </table:table-cell>
          <table:table-cell office:value-type="float" office:value="386790000" calcext:value-type="float">
            <text:p>386790000</text:p>
          </table:table-cell>
          <table:table-cell office:value-type="float" office:value="3" calcext:value-type="float">
            <text:p>3</text:p>
          </table:table-cell>
          <table:table-cell office:value-type="float" office:value="13.8378" calcext:value-type="float">
            <text:p>13.8378</text:p>
          </table:table-cell>
          <table:table-cell office:value-type="float" office:value="16" calcext:value-type="float">
            <text:p>16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8" calcext:value-type="float">
            <text:p>1888</text:p>
          </table:table-cell>
          <table:table-cell office:value-type="float" office:value="46" calcext:value-type="float">
            <text:p>46</text:p>
          </table:table-cell>
          <table:table-cell office:value-type="float" office:value="673098000000" calcext:value-type="float">
            <text:p>673098000000</text:p>
          </table:table-cell>
          <table:table-cell office:value-type="float" office:value="3.52174" calcext:value-type="float">
            <text:p>3.52174</text:p>
          </table:table-cell>
          <table:table-cell office:value-type="float" office:value="1783160000" calcext:value-type="float">
            <text:p>1783160000</text:p>
          </table:table-cell>
          <table:table-cell office:value-type="float" office:value="21" calcext:value-type="float">
            <text:p>21</text:p>
          </table:table-cell>
          <table:table-cell office:value-type="float" office:value="8052" calcext:value-type="float">
            <text:p>80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office:value-type="float" office:value="370579000" calcext:value-type="float">
            <text:p>370579000</text:p>
          </table:table-cell>
          <table:table-cell office:value-type="float" office:value="2.67391" calcext:value-type="float">
            <text:p>2.67391</text:p>
          </table:table-cell>
          <table:table-cell office:value-type="float" office:value="12.6304" calcext:value-type="float">
            <text:p>12.6304</text:p>
          </table:table-cell>
          <table:table-cell office:value-type="float" office:value="18" calcext:value-type="float">
            <text:p>18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59197000" calcext:value-type="float">
            <text:p>459197000</text:p>
          </table:table-cell>
          <table:table-cell office:value-type="float" office:value="3" calcext:value-type="float">
            <text:p>3</text:p>
          </table:table-cell>
          <table:table-cell office:value-type="float" office:value="20.9783" calcext:value-type="float">
            <text:p>20.9783</text:p>
          </table:table-cell>
          <table:table-cell office:value-type="float" office:value="21" calcext:value-type="float">
            <text:p>21</text:p>
          </table:table-cell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27" calcext:value-type="float">
            <text:p>1827</text:p>
          </table:table-cell>
          <table:table-cell office:value-type="float" office:value="45" calcext:value-type="float">
            <text:p>45</text:p>
          </table:table-cell>
          <table:table-cell office:value-type="float" office:value="292081000" calcext:value-type="float">
            <text:p>292081000</text:p>
          </table:table-cell>
          <table:table-cell office:value-type="float" office:value="2.46667" calcext:value-type="float">
            <text:p>2.46667</text:p>
          </table:table-cell>
          <table:table-cell office:value-type="float" office:value="11.2444" calcext:value-type="float">
            <text:p>11.2444</text:p>
          </table:table-cell>
          <table:table-cell office:value-type="float" office:value="20" calcext:value-type="float">
            <text:p>20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2" calcext:value-type="float">
            <text:p>42</text:p>
          </table:table-cell>
          <table:table-cell office:value-type="float" office:value="302058000" calcext:value-type="float">
            <text:p>302058000</text:p>
          </table:table-cell>
          <table:table-cell office:value-type="float" office:value="2.71429" calcext:value-type="float">
            <text:p>2.71429</text:p>
          </table:table-cell>
          <table:table-cell office:value-type="float" office:value="10.0952" calcext:value-type="float">
            <text:p>10.0952</text:p>
          </table:table-cell>
          <table:table-cell office:value-type="float" office:value="19" calcext:value-type="float">
            <text:p>19</text:p>
          </table:table-cell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0" calcext:value-type="float">
            <text:p>1890</text:p>
          </table:table-cell>
          <table:table-cell office:value-type="float" office:value="46" calcext:value-type="float">
            <text:p>46</text:p>
          </table:table-cell>
          <table:table-cell office:value-type="float" office:value="370592000" calcext:value-type="float">
            <text:p>370592000</text:p>
          </table:table-cell>
          <table:table-cell office:value-type="float" office:value="3" calcext:value-type="float">
            <text:p>3</text:p>
          </table:table-cell>
          <table:table-cell office:value-type="float" office:value="10.6957" calcext:value-type="float">
            <text:p>10.6957</text:p>
          </table:table-cell>
          <table:table-cell office:value-type="float" office:value="18" calcext:value-type="float">
            <text:p>18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358279000" calcext:value-type="float">
            <text:p>358279000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17.3478" calcext:value-type="float">
            <text:p>17.3478</text:p>
          </table:table-cell>
          <table:table-cell office:value-type="float" office:value="21" calcext:value-type="float">
            <text:p>21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8" calcext:value-type="float">
            <text:p>1898</text:p>
          </table:table-cell>
          <table:table-cell office:value-type="float" office:value="46" calcext:value-type="float">
            <text:p>46</text:p>
          </table:table-cell>
          <table:table-cell office:value-type="float" office:value="313918000" calcext:value-type="float">
            <text:p>313918000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8.63043" calcext:value-type="float">
            <text:p>8.63043</text:p>
          </table:table-cell>
          <table:table-cell office:value-type="float" office:value="20" calcext:value-type="float">
            <text:p>20</text:p>
          </table:table-cell>
          <table:table-cell office:value-type="float" office:value="7574" calcext:value-type="float">
            <text:p>75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903" calcext:value-type="float">
            <text:p>1903</text:p>
          </table:table-cell>
          <table:table-cell office:value-type="float" office:value="46" calcext:value-type="float">
            <text:p>46</text:p>
          </table:table-cell>
          <table:table-cell office:value-type="float" office:value="498653000" calcext:value-type="float">
            <text:p>498653000</text:p>
          </table:table-cell>
          <table:table-cell office:value-type="float" office:value="2.97826" calcext:value-type="float">
            <text:p>2.97826</text:p>
          </table:table-cell>
          <table:table-cell office:value-type="float" office:value="10.2174" calcext:value-type="float">
            <text:p>10.2174</text:p>
          </table:table-cell>
          <table:table-cell office:value-type="float" office:value="21" calcext:value-type="float">
            <text:p>21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75" calcext:value-type="float">
            <text:p>1775</text:p>
          </table:table-cell>
          <table:table-cell office:value-type="float" office:value="46" calcext:value-type="float">
            <text:p>46</text:p>
          </table:table-cell>
          <table:table-cell office:value-type="float" office:value="560662000" calcext:value-type="float">
            <text:p>560662000</text:p>
          </table:table-cell>
          <table:table-cell office:value-type="float" office:value="2.8913" calcext:value-type="float">
            <text:p>2.89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189" calcext:value-type="float">
            <text:p>7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30:48.197133061</dc:date>
    <meta:editing-duration>PT3M1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